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style:font-name="Droid Sans Mono" fo:font-size="10pt" officeooo:paragraph-rsid="0011d252" style:font-size-asian="10pt" style:font-size-complex="10pt"/>
    </style:style>
    <style:style style:name="P2" style:family="paragraph" style:parent-style-name="Preformatted_20_Text">
      <style:paragraph-properties fo:margin-left="1.972in" fo:margin-right="0in" fo:text-indent="0in" style:auto-text-indent="false"/>
      <style:text-properties style:font-name="Droid Sans Mono" fo:font-size="10pt" officeooo:paragraph-rsid="0011d252" style:font-size-asian="10pt" style:font-size-complex="10pt"/>
    </style:style>
    <style:style style:name="P3" style:family="paragraph" style:parent-style-name="Preformatted_20_Text">
      <style:paragraph-properties fo:margin-left="1.9555in" fo:margin-right="0in" fo:text-indent="0in" style:auto-text-indent="false"/>
      <style:text-properties style:font-name="Droid Sans Mono" fo:font-size="10pt" officeooo:paragraph-rsid="0011d252" style:font-size-asian="10pt" style:font-size-complex="10pt"/>
    </style:style>
    <style:style style:name="P4" style:family="paragraph" style:parent-style-name="Preformatted_20_Text">
      <style:paragraph-properties fo:margin-left="1.4925in" fo:margin-right="0in" fo:text-indent="0in" style:auto-text-indent="false"/>
      <style:text-properties style:font-name="Droid Sans Mono" fo:font-size="10pt" officeooo:paragraph-rsid="0011d252" style:font-size-asian="10pt" style:font-size-complex="10pt"/>
    </style:style>
    <style:style style:name="P5" style:family="paragraph" style:parent-style-name="Preformatted_20_Text">
      <style:paragraph-properties fo:break-before="page"/>
      <style:text-properties style:font-name="Droid Sans Mono" fo:font-size="10pt" officeooo:paragraph-rsid="0011d252" style:font-size-asian="10pt" style:font-size-complex="10pt"/>
    </style:style>
    <style:style style:name="P6" style:family="paragraph" style:parent-style-name="Preformatted_20_Text">
      <style:paragraph-properties fo:margin-left="0.4972in" fo:margin-right="0in" fo:text-indent="0in" style:auto-text-indent="false"/>
      <style:text-properties style:font-name="Droid Sans Mono" fo:font-size="10pt" officeooo:paragraph-rsid="0011d252" style:font-size-asian="10pt" style:font-size-complex="10pt"/>
    </style:style>
    <style:style style:name="P7" style:family="paragraph" style:parent-style-name="Preformatted_20_Text">
      <style:paragraph-properties fo:margin-left="0.489in" fo:margin-right="0in" fo:text-indent="0in" style:auto-text-indent="false"/>
      <style:text-properties style:font-name="Droid Sans Mono" fo:font-size="10pt" officeooo:paragraph-rsid="0011d252" style:font-size-asian="10pt" style:font-size-complex="10pt"/>
    </style:style>
    <style:style style:name="P8" style:family="paragraph" style:parent-style-name="Preformatted_20_Text">
      <style:paragraph-properties fo:margin-left="0.4972in" fo:margin-right="0in" fo:text-indent="0.0083in" style:auto-text-indent="false"/>
      <style:text-properties style:font-name="Droid Sans Mono" fo:font-size="10pt" officeooo:paragraph-rsid="0011d252" style:font-size-asian="10pt" style:font-size-complex="10pt"/>
    </style:style>
    <style:style style:name="P9" style:family="paragraph" style:parent-style-name="Preformatted_20_Text">
      <style:paragraph-properties fo:margin-left="0.5063in" fo:margin-right="0in" fo:text-indent="0in" style:auto-text-indent="false"/>
      <style:text-properties style:font-name="Droid Sans Mono" fo:font-size="10pt" officeooo:paragraph-rsid="0011d252" style:font-size-asian="10pt" style:font-size-complex="10pt"/>
    </style:style>
    <style:style style:name="P10" style:family="paragraph" style:parent-style-name="Preformatted_20_Text">
      <style:paragraph-properties fo:margin-left="0.9953in" fo:margin-right="0in" fo:text-indent="0in" style:auto-text-indent="false"/>
      <style:text-properties style:font-name="Droid Sans Mono" fo:font-size="10pt" officeooo:paragraph-rsid="0011d252" style:font-size-asian="10pt" style:font-size-complex="10pt"/>
    </style:style>
    <style:style style:name="P11" style:family="paragraph" style:parent-style-name="Preformatted_20_Text">
      <style:paragraph-properties fo:margin-left="1.0035in" fo:margin-right="0in" fo:text-indent="0in" style:auto-text-indent="false"/>
      <style:text-properties style:font-name="Droid Sans Mono" fo:font-size="10pt" officeooo:paragraph-rsid="0011d252" style:font-size-asian="10pt" style:font-size-complex="10pt"/>
    </style:style>
    <style:style style:name="P12" style:family="paragraph" style:parent-style-name="Preformatted_20_Text">
      <style:paragraph-properties fo:margin-left="0in" fo:margin-right="0in" fo:text-indent="0in" style:auto-text-indent="false"/>
      <style:text-properties style:font-name="Droid Sans Mono" fo:font-size="10pt" officeooo:paragraph-rsid="0011d252" style:font-size-asian="10pt" style:font-size-complex="10pt"/>
    </style:style>
    <style:style style:name="T1" style:family="text">
      <style:text-properties officeooo:rsid="0011d252"/>
    </style:style>
    <style:style style:name="T2" style:family="text">
      <style:text-properties fo:font-weight="bold" officeooo:rsid="0011d252" style:font-weight-asian="bold" style:font-weight-complex="bold"/>
    </style:style>
    <style:style style:name="T3" style:family="text">
      <style:text-properties officeooo:rsid="001337ba"/>
    </style:style>
    <style:style style:name="T4" style:family="text">
      <style:text-properties style:text-underline-style="solid" style:text-underline-type="double" style:text-underline-width="auto" style:text-underline-color="font-color" officeooo:rsid="001337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5<text:tab/>Preemptive vs non-preemptive scheduling</text:span></text:p>
      <text:p text:style-name="P6"><text:span text:style-name="T1">With preemptive scheduling, each time a process begins to execute, it is given a time to live. After which, the process stops executing, and provides an opportunity for the scheduling service to schedule another process.</text:span></text:p>
      <text:p text:style-name="P6"><text:span text:style-name="T1"/></text:p>
      <text:p text:style-name="P6"><text:span text:style-name="T1">Nonpreemptive scheduling lets each process execute until completion.</text:span></text:p>
      <text:p text:style-name="P6"><text:span text:style-name="T1"/></text:p>
      <text:p text:style-name="P1"><text:span text:style-name="T1">9.6<text:tab/>FCFS scheduling</text:span></text:p>
      <text:p text:style-name="P7"><text:span text:style-name="T1">First Come First Server scheduling is a methodology of scheduling where processes are executed in sequential order according to their arrival times. FCFS is also a non-preemptive executor, so if process A arrives first, and executes for 10s, but after 1s, process B arrives, then process B must wait until process A is done executing. This way also can't starve a process. All processes will indeed execute. It just may take some time to get to it.</text:span></text:p>
      <text:p text:style-name="P7"><text:span text:style-name="T1"><text:tab/></text:span></text:p>
      <text:p text:style-name="P1"><text:span text:style-name="T1">9.7<text:tab/>Round Robin</text:span></text:p>
      <text:p text:style-name="P8"><text:span text:style-name="T1">RR is a preemptive scheduler that tries to be fair to all processes. Each process is given a preemption (called the quantum), and after execution, the next process is given a turn. The first process won't be given a turn for execution until all other processes have been given a time slice. This method also guarantees no starvation. So long as a process is ready to execute, it will have a chance to execute within numProc*quantum time.</text:span></text:p>
      <text:p text:style-name="P8"><text:span text:style-name="T1"/></text:p>
      <text:p text:style-name="P1"><text:span text:style-name="T1">9.8<text:tab/>SPN</text:span></text:p>
      <text:p text:style-name="P7"><text:span text:style-name="T1">Shortest process next is a non-preemptive scheduling method where each process must know about how long it will execute, so that the scheduler can give the next execution to the process that would take the <text:tab/>shortest amount of time. Unfortunately, there is a good possibility for starvation with this method. If a long process is trying to execute, but there's a consistent stream of short processes, then the long process would get starved.</text:span></text:p>
      <text:p text:style-name="P7"><text:span text:style-name="T1"/></text:p>
      <text:p text:style-name="P1"><text:span text:style-name="T1">9.9<text:tab/>Shortest remaining time</text:span></text:p>
      <text:p text:style-name="P6"><text:span text:style-name="T1">SRT scheduling is a preemptive method where a each process reports its remaining execution time, then the process with the lowest value runs next. After each time slice, a check for the shortest remaining is done. This is essentially the preemptive version of SPN. The possibility for starvation is also the same as SPN. There is a chance for starvation.</text:span></text:p>
      <text:p text:style-name="P6"><text:span text:style-name="T1"/></text:p>
      <text:p text:style-name="P1"><text:span text:style-name="T1">9.10<text:tab/>HRRN</text:span></text:p>
      <text:p text:style-name="P7"><text:span text:style-name="T1">Highest response ratio next is a non-preemptive scheduling where each process' response ratio is calculated, and the largest value is chosen to execute next. This was designed to combat the starvation of SRT and SPN. The response ratio gets larger as the process gets more neglected. Thus, starvation can only occur if a long process starts executing, where a process can only be starved until the long process finishes.</text:span></text:p>
      <text:p text:style-name="P7"><text:span text:style-name="T1"/></text:p>
      <text:p text:style-name="P7"><text:span text:style-name="T1"/></text:p>
      <text:p text:style-name="P1"><text:span text:style-name="T1">9.11<text:tab/>feedback</text:span></text:p>
      <text:p text:style-name="P6"><text:span text:style-name="T1">Feedback is a preemptive technique that focuses on penalizing long, old processes. Each time slice, the previously executed process is moved down in priority, so it gets executed less. Short processes will finish quickly, since they don't have as big of an opportunity to enter the lower priority levels. This method will increase response time, since new processes gain priority over older ones. However, starvation is still a factor. A long process will continually get superseeded by shorter, newer processes. Traditionally, Feedback does not include promoting processes, but it would be a way to combat the starvation.</text:span></text:p>
      <text:p text:style-name="P6"><text:span text:style-name="T1"/></text:p>
      <text:p text:style-name="P6"><text:soft-page-break/><text:span text:style-name="T1">9.JT: Define the various scheduling criteria (both quantitative and qualitative) that are used in this chapter. Provide equations where appropriate.</text:span></text:p>
      <text:p text:style-name="P6"><text:span text:style-name="T1">Some criteria used to judge scheduling algorithms include:</text:span></text:p>
      <text:p text:style-name="P6"><text:span text:style-name="T1"><text:tab/>- response time (time until the process is first executed)</text:span></text:p>
      <text:p text:style-name="P6"><text:span text:style-name="T1"><text:tab/>- throughput (total time the CPU spends executing processes; <text:tab/><text:tab/><text:tab/><text:tab/>i.e. not spent in overhead/switching)</text:span></text:p>
      <text:p text:style-name="P6"><text:span text:style-name="T1"/></text:p>
      <text:p text:style-name="P1"><text:span text:style-name="T1">10.2 (additionally, give advantages / disadvantages of each)</text:span></text:p>
      <text:p text:style-name="P1"><text:span text:style-name="T1"><text:tab/>Thread scheduling techniques:</text:span></text:p>
      <text:p text:style-name="P1"><text:span text:style-name="T1"><text:tab/><text:tab/>1.<text:tab/>Load sharing.</text:span></text:p>
      <text:p text:style-name="P2"><text:span text:style-name="T1">Each processor is scheduled independantly, waiting for the next thread in a combined queue of 'work to be done'</text:span></text:p>
      <text:p text:style-name="P2"><text:span text:style-name="T2">Advantage</text:span><text:span text:style-name="T1">: All processors typically get an even distribution of work</text:span></text:p>
      <text:p text:style-name="P2"><text:span text:style-name="T2">Disadvantage</text:span><text:span text:style-name="T1">:<text:tab/>Paused/preempted threads probably won't execute on the same processor. processor-specific caching may become moot.</text:span></text:p>
      <text:p text:style-name="P1"><text:span text:style-name="T1"><text:tab/><text:tab/>2.<text:tab/>Gang.</text:span></text:p>
      <text:p text:style-name="P3"><text:span text:style-name="T1">Based around coscheduling - schedule related processes to run on the same processor (and therefore sharing the same local cache).</text:span></text:p>
      <text:p text:style-name="P3"><text:span text:style-name="T2">Advantage</text:span><text:span text:style-name="T1">: share local cache</text:span></text:p>
      <text:p text:style-name="P3"><text:span text:style-name="T2">Disadvantage</text:span><text:span text:style-name="T1">: cpu time could be wasted when scheduling similar processes on a processor, leaving the other processors open</text:span></text:p>
      <text:p text:style-name="P1"><text:span text:style-name="T1"/></text:p>
      <text:p text:style-name="P1"><text:span text:style-name="T1"><text:tab/><text:tab/>3.<text:tab/>Dedicated Processor Assignment.</text:span></text:p>
      <text:p text:style-name="P3"><text:span text:style-name="T1">When a process gets scheduled, each of its threads gets its own dedicated processor, and is executed to completion</text:span></text:p>
      <text:p text:style-name="P3"><text:span text:style-name="T2">Advantage</text:span><text:span text:style-name="T1">:<text:tab/>Much less (if any) process switching. In batch processing, this is very adventageous</text:span></text:p>
      <text:p text:style-name="P3"><text:span text:style-name="T2">Disadvantage</text:span><text:span text:style-name="T1">:<text:tab/>A large amount of threads within one process, executing on a limited number processors becomes extremely inefficient.</text:span></text:p>
      <text:p text:style-name="P1"><text:span text:style-name="T1"/></text:p>
      <text:p text:style-name="P1"><text:span text:style-name="T1"><text:tab/><text:tab/>4.<text:tab/>Dynamic Scheduling</text:span></text:p>
      <text:p text:style-name="P3"><text:span text:style-name="T1">Uphold the process to do some management over the number of executing threads it's alloted.</text:span></text:p>
      <text:p text:style-name="P3"><text:span text:style-name="T2">Advantage</text:span><text:span text:style-name="T1">:<text:tab/>The scheduler can vary the number of processers allocated to processes, scaling to their needs</text:span></text:p>
      <text:p text:style-name="P3"><text:span text:style-name="T2">Disadvantage</text:span><text:span text:style-name="T1">:<text:tab/>Requires a good amount of overhead to achieve this</text:span></text:p>
      <text:p text:style-name="P1"><text:span text:style-name="T1"><text:tab/><text:tab/><text:tab/><text:tab/></text:span></text:p>
      <text:p text:style-name="P1"><text:span text:style-name="T1">10.3</text:span></text:p>
      <text:p text:style-name="P1"><text:span text:style-name="T1"><text:tab/>Three versions of load sharing</text:span></text:p>
      <text:p text:style-name="P1"><text:span text:style-name="T1"><text:tab/><text:tab/>1.<text:tab/></text:span><text:span text:style-name="T2">FCFS</text:span></text:p>
      <text:p text:style-name="P4"><text:span text:style-name="T1">Each process' threads are placed in a FCFS queue, and distributed to free processors as they come. Each processor runs to completion</text:span></text:p>
      <text:p text:style-name="P1"><text:span text:style-name="T1"><text:tab/><text:tab/>2.<text:tab/></text:span><text:span text:style-name="T2">Smallest number of threads first</text:span></text:p>
      <text:p text:style-name="P4"><text:span text:style-name="T1">The thread queue is prioritized, with the highest priority to the process with the smallest number of threads. threads are executed to completion</text:span></text:p>
      <text:p text:style-name="P1"><text:span text:style-name="T1"><text:tab/><text:tab/>3.<text:tab/></text:span><text:span text:style-name="T2">Preemptive smallest number of threads first</text:span></text:p>
      <text:p text:style-name="P4"><text:span text:style-name="T1">Like smallest number of threads first, but with preemption. an arriving process will preempt its threads if another thread/process is executing</text:span></text:p>
      <text:p text:style-name="P1"><text:soft-page-break/><text:span text:style-name="T1"/></text:p>
      <text:p text:style-name="P1"><text:span text:style-name="T1">10.JT: </text:span><text:span text:style-name="T2">Define priority inversion; explain a (the) real-world example; what are some potential solutions?</text:span></text:p>
      <text:p text:style-name="P1"><text:span text:style-name="T2"><text:tab/></text:span><text:span text:style-name="T1">Priority inversion is when a system resource is first locked by a low priority process, then a higher priority process tries to lock the same resource, but is blocked by the lower priority process. The book example is of a low priority process that locks a system resource, and is interrupted (preempted by an incoming process), repeatedly, as they incoming processes realize that they need to wait for the low priority resource to free the system resource. How might this be solved? One option could rely on an override of authority, where if the priority difference between a requesting process and the locking process is high enough, the locking process is revoked of its lock, and is forced to 'try again later.' This would required some sophistication, and overhead, but is a possible solution.</text:span></text:p>
      <text:p text:style-name="P1"><text:span text:style-name="T1"/></text:p>
      <text:p text:style-name="P1"><text:span text:style-name="T1">Problems:</text:span></text:p>
      <text:p text:style-name="P1"><text:span text:style-name="T1">9.2</text:span></text:p>
      <text:p text:style-name="P1"><text:span text:style-name="T1"><text:tab/>Process<text:tab/>Arrival<text:tab/>Ts</text:span></text:p>
      <text:p text:style-name="P1"><text:span text:style-name="T1"><text:tab/>A<text:tab/><text:tab/>0<text:tab/><text:tab/>3</text:span></text:p>
      <text:p text:style-name="P1"><text:span text:style-name="T1"><text:tab/>B<text:tab/><text:tab/>1<text:tab/><text:tab/>5</text:span></text:p>
      <text:p text:style-name="P1"><text:span text:style-name="T1"><text:tab/>C<text:tab/><text:tab/>3<text:tab/><text:tab/>2</text:span></text:p>
      <text:p text:style-name="P1"><text:span text:style-name="T1"><text:tab/>D<text:tab/><text:tab/>9<text:tab/><text:tab/>5</text:span></text:p>
      <text:p text:style-name="P1"><text:span text:style-name="T1"><text:tab/>E<text:tab/><text:tab/>12<text:tab/><text:tab/>5</text:span></text:p>
      <text:p text:style-name="P1"><text:span text:style-name="T1"/></text:p>
      <text:p text:style-name="P5"><text:span text:style-name="T1"/></text:p>
      <text:p text:style-name="P1"><text:span text:style-name="T1"/></text:p>
      <text:p text:style-name="P1"><text:span text:style-name="T1">9.16</text:span></text:p>
      <text:p text:style-name="P1"><text:span text:style-name="T1"><text:tab/><text:tab/>Proc<text:tab/>Ts<text:tab/><text:tab/>Priority</text:span></text:p>
      <text:p text:style-name="P1"><text:span text:style-name="T1"><text:tab/><text:tab/>A<text:tab/><text:tab/>15<text:tab/><text:tab/>6</text:span></text:p>
      <text:p text:style-name="P1"><text:span text:style-name="T1"><text:tab/><text:tab/>B<text:tab/><text:tab/>9<text:tab/><text:tab/>3</text:span></text:p>
      <text:p text:style-name="P1"><text:span text:style-name="T1"><text:tab/><text:tab/>C<text:tab/><text:tab/>3<text:tab/><text:tab/>7</text:span></text:p>
      <text:p text:style-name="P1"><text:span text:style-name="T1"><text:tab/><text:tab/>D<text:tab/><text:tab/>6<text:tab/><text:tab/>9</text:span></text:p>
      <text:p text:style-name="P1"><text:span text:style-name="T1"><text:tab/><text:tab/>E<text:tab/><text:tab/>12<text:tab/><text:tab/>4</text:span></text:p>
      <text:p text:style-name="P1"><text:span text:style-name="T1"/></text:p>
      <text:p text:style-name="P1"><text:span text:style-name="T1"><text:tab/>a.<text:tab/>rr, q=1</text:span></text:p>
      <text:p text:style-name="P1"><text:span text:style-name="T1"><text:tab/><text:tab/>a<text:tab/>r15</text:span></text:p>
      <text:p text:style-name="P1"><text:span text:style-name="T1"><text:tab/><text:tab/>b<text:tab/>r9</text:span></text:p>
      <text:p text:style-name="P1"><text:span text:style-name="T1"><text:tab/><text:tab/>c<text:tab/>r3</text:span></text:p>
      <text:p text:style-name="P1"><text:span text:style-name="T1"><text:tab/><text:tab/>d<text:tab/>r6</text:span></text:p>
      <text:p text:style-name="P1"><text:span text:style-name="T1"><text:tab/><text:tab/>e<text:tab/>r12</text:span></text:p>
      <text:p text:style-name="P1"><text:span text:style-name="T1"><text:tab/><text:tab/>__3 rounds, 5 slices each</text:span></text:p>
      <text:p text:style-name="P1"><text:span text:style-name="T1"><text:tab/><text:tab/>a<text:tab/>r12</text:span></text:p>
      <text:p text:style-name="P1"><text:span text:style-name="T1"><text:tab/><text:tab/>b<text:tab/>r6</text:span></text:p>
      <text:p text:style-name="P1"><text:span text:style-name="T1"><text:tab/><text:tab/>c<text:tab/>done</text:span></text:p>
      <text:p text:style-name="P1"><text:span text:style-name="T1"><text:tab/><text:tab/>d<text:tab/>r3</text:span></text:p>
      <text:p text:style-name="P1"><text:span text:style-name="T1"><text:tab/><text:tab/>e<text:tab/>r9</text:span></text:p>
      <text:p text:style-name="P1"><text:span text:style-name="T1"><text:tab/><text:tab/>__3 rounds, 4 slices <text:s/>each</text:span></text:p>
      <text:p text:style-name="P1"><text:span text:style-name="T1"><text:tab/><text:tab/>a<text:tab/>r9</text:span></text:p>
      <text:p text:style-name="P1"><text:span text:style-name="T1"><text:tab/><text:tab/>b<text:tab/>r3</text:span></text:p>
      <text:p text:style-name="P1"><text:span text:style-name="T1"><text:tab/><text:tab/>d<text:tab/>done</text:span></text:p>
      <text:p text:style-name="P1"><text:span text:style-name="T1"><text:tab/><text:tab/>e<text:tab/>r6</text:span></text:p>
      <text:p text:style-name="P1"><text:span text:style-name="T1"><text:tab/><text:tab/>__3 rounds,<text:tab/>3 slices</text:span></text:p>
      <text:p text:style-name="P1"><text:span text:style-name="T1"><text:tab/><text:tab/>a<text:tab/>r6</text:span></text:p>
      <text:p text:style-name="P1"><text:span text:style-name="T1"><text:tab/><text:tab/>b<text:tab/>done</text:span></text:p>
      <text:p text:style-name="P1"><text:span text:style-name="T1"><text:tab/><text:tab/>e<text:tab/>r3</text:span></text:p>
      <text:p text:style-name="P1"><text:span text:style-name="T1"><text:tab/><text:tab/>__3 rounds,<text:tab/>2 slices</text:span></text:p>
      <text:p text:style-name="P1"><text:span text:style-name="T1"><text:tab/><text:tab/>a<text:tab/>r3</text:span></text:p>
      <text:p text:style-name="P1"><text:span text:style-name="T1"><text:tab/><text:tab/>e<text:tab/>done</text:span></text:p>
      <text:p text:style-name="P1"><text:span text:style-name="T1"><text:tab/><text:tab/>__3 rounds, final being 45 (good!)</text:span></text:p>
      <text:p text:style-name="P1"><text:span text:style-name="T1"/></text:p>
      <text:p text:style-name="P1"><text:span text:style-name="T1"><text:tab/><text:tab/>Process<text:tab/>Tr</text:span></text:p>
      <text:p text:style-name="P1"><text:span text:style-name="T1"><text:tab/><text:tab/>A<text:tab/><text:tab/>45</text:span></text:p>
      <text:p text:style-name="P1"><text:span text:style-name="T1"><text:tab/><text:tab/>B<text:tab/><text:tab/>35</text:span></text:p>
      <text:p text:style-name="P1"><text:span text:style-name="T1"><text:tab/><text:tab/>C<text:tab/><text:tab/>13</text:span></text:p>
      <text:p text:style-name="P1"><text:span text:style-name="T1"><text:tab/><text:tab/>D<text:tab/><text:tab/>26</text:span></text:p>
      <text:p text:style-name="P1"><text:span text:style-name="T1"><text:tab/><text:tab/>E<text:tab/><text:tab/>42</text:span></text:p>
      <text:p text:style-name="P1"><text:span text:style-name="T1"><text:tab/><text:tab/>Avg<text:tab/><text:tab/>32.2</text:span></text:p>
      <text:p text:style-name="P1"><text:span text:style-name="T1"/></text:p>
      <text:p text:style-name="P1"><text:span text:style-name="T1"><text:tab/>b.<text:tab/>Priority</text:span></text:p>
      <text:p text:style-name="P1"><text:span text:style-name="T1"><text:tab/><text:tab/>Proc<text:tab/>Tr</text:span></text:p>
      <text:p text:style-name="P1"><text:span text:style-name="T1"><text:tab/><text:tab/>A<text:tab/><text:tab/>36</text:span></text:p>
      <text:p text:style-name="P1"><text:span text:style-name="T1"><text:tab/><text:tab/>B<text:tab/><text:tab/>9</text:span></text:p>
      <text:p text:style-name="P1"><text:span text:style-name="T1"><text:tab/><text:tab/>C<text:tab/><text:tab/>39</text:span></text:p>
      <text:p text:style-name="P1"><text:span text:style-name="T1"><text:tab/><text:tab/>D<text:tab/><text:tab/>45</text:span></text:p>
      <text:p text:style-name="P1"><text:span text:style-name="T1"><text:tab/><text:tab/>E<text:tab/><text:tab/>21</text:span></text:p>
      <text:p text:style-name="P1"><text:span text:style-name="T1"><text:tab/><text:tab/>Avg<text:tab/><text:tab/>30</text:span></text:p>
      <text:p text:style-name="P1"><text:span text:style-name="T1"/></text:p>
      <text:p text:style-name="P1"><text:span text:style-name="T1"><text:tab/>c.<text:tab/>FCFS</text:span></text:p>
      <text:p text:style-name="P1"><text:span text:style-name="T1"><text:tab/><text:tab/>Proc<text:tab/>Tr</text:span></text:p>
      <text:p text:style-name="P1"><text:span text:style-name="T1"><text:tab/><text:tab/>A<text:tab/><text:tab/>15</text:span></text:p>
      <text:p text:style-name="P1"><text:span text:style-name="T1"><text:tab/><text:tab/>B<text:tab/><text:tab/>24</text:span></text:p>
      <text:p text:style-name="P1"><text:span text:style-name="T1"><text:tab/><text:tab/>C<text:tab/><text:tab/>27</text:span></text:p>
      <text:p text:style-name="P1"><text:soft-page-break/><text:span text:style-name="T1"><text:tab/><text:tab/>D<text:tab/><text:tab/>33</text:span></text:p>
      <text:p text:style-name="P1"><text:span text:style-name="T1"><text:tab/><text:tab/>E<text:tab/><text:tab/>45</text:span></text:p>
      <text:p text:style-name="P1"><text:span text:style-name="T1"><text:tab/><text:tab/>Avg<text:tab/><text:tab/>28.8</text:span></text:p>
      <text:p text:style-name="P1"><text:span text:style-name="T1"/></text:p>
      <text:p text:style-name="P1"><text:span text:style-name="T1"><text:tab/>d.<text:tab/>SPN</text:span></text:p>
      <text:p text:style-name="P1"><text:span text:style-name="T1"><text:tab/><text:tab/>Proc<text:tab/>Tr</text:span></text:p>
      <text:p text:style-name="P1"><text:span text:style-name="T1"><text:tab/><text:tab/>A<text:tab/><text:tab/>45</text:span></text:p>
      <text:p text:style-name="P1"><text:span text:style-name="T1"><text:tab/><text:tab/>B<text:tab/><text:tab/>18</text:span></text:p>
      <text:p text:style-name="P1"><text:span text:style-name="T1"><text:tab/><text:tab/>C<text:tab/><text:tab/>3</text:span></text:p>
      <text:p text:style-name="P1"><text:span text:style-name="T1"><text:tab/><text:tab/>D<text:tab/><text:tab/>9</text:span></text:p>
      <text:p text:style-name="P1"><text:span text:style-name="T1"><text:tab/><text:tab/>E<text:tab/><text:tab/>30</text:span></text:p>
      <text:p text:style-name="P1"><text:span text:style-name="T1"><text:tab/><text:tab/>Avg<text:tab/><text:tab/>21</text:span></text:p>
      <text:p text:style-name="P1"><text:span text:style-name="T1"/></text:p>
      <text:p text:style-name="P1"><text:span text:style-name="T1">9.JT: Explicitly justify / explain each claim in the last three rows of Table 9.3.</text:span></text:p>
      <text:p text:style-name="P12"><text:span text:style-name="T1"><text:tab/>Overhead - measure of CPU time used to calculate next scheduled process</text:span></text:p>
      <text:p text:style-name="P11"><text:span text:style-name="T2">FCFS</text:span><text:span text:style-name="T1"> is minimal because a switch only occurs when a process finishes.</text:span></text:p>
      <text:p text:style-name="P11"><text:span text:style-name="T2">RoundRobin</text:span><text:span text:style-name="T1"> is minimal because the next process is always the next in the unprocessed ready queue</text:span></text:p>
      <text:p text:style-name="P11"><text:span text:style-name="T2">SPN</text:span><text:span text:style-name="T1"> can be high bcause it takes CPU time to decide how long the process will take</text:span></text:p>
      <text:p text:style-name="P11"><text:span text:style-name="T2">SRT</text:span><text:span text:style-name="T1"> can be high because a calculation must be done for each process</text:span></text:p>
      <text:p text:style-name="P11"><text:span text:style-name="T2">HRRN</text:span><text:span text:style-name="T1"> can be high because a 'complex' function must be performed before deciding the next process.</text:span></text:p>
      <text:p text:style-name="P11"><text:span text:style-name="T2">Feedback</text:span><text:span text:style-name="T1"> can be high because the record of how long a process has been in each queue must be maintained</text:span></text:p>
      <text:p text:style-name="P9"><text:span text:style-name="T1">Effect on process - Goal of the scheduling algorithm on the process schedule</text:span></text:p>
      <text:p text:style-name="P10"><text:span text:style-name="T2">FCFS</text:span><text:span text:style-name="T1"> - Penalize short processes by letting a long process execute if it has arrived before the short process</text:span></text:p>
      <text:p text:style-name="P10"><text:span text:style-name="T2">RR</text:span><text:span text:style-name="T1"><text:tab/>- Tries to be fair, and let everyone have a short at executing a little, by switching between processes rapidly</text:span></text:p>
      <text:p text:style-name="P10"><text:span text:style-name="T2">SPN</text:span><text:span text:style-name="T1"><text:tab/>- Favors smaller processes by giving them immediate usage of the CPU</text:span></text:p>
      <text:p text:style-name="P10"><text:span text:style-name="T2">SRT</text:span><text:span text:style-name="T1"> - Favor processes that are almost done by letting them finish ahead of processes not quite as done</text:span></text:p>
      <text:p text:style-name="P10"><text:span text:style-name="T2">HRRN</text:span><text:span text:style-name="T1"> - give processes that have been waiting a long time by calculating it into their priority</text:span></text:p>
      <text:p text:style-name="P10"><text:span text:style-name="T1">Feedback - let new and short processes execute first, and penalize longer processes by moving them down in priority as they get executed</text:span></text:p>
      <text:p text:style-name="P9"><text:span text:style-name="T1">Starvation - measure of whether a process could get resource starved</text:span></text:p>
      <text:p text:style-name="P10"><text:span text:style-name="T2">FCFS</text:span><text:span text:style-name="T1"> - The longest any process will wait is the time for the earlier process to complete</text:span></text:p>
      <text:p text:style-name="P10"><text:span text:style-name="T2">RR</text:span><text:span text:style-name="T1"> - By trying to execute all processes evenly, none are neglected</text:span></text:p>
      <text:p text:style-name="P10"><text:span text:style-name="T2">SPN</text:span><text:span text:style-name="T1"> - possible if a large process is backgrounded by many sequential short processes</text:span></text:p>
      <text:p text:style-name="P10"><text:span text:style-name="T2">SRT</text:span><text:span text:style-name="T1"> - possible if a large process is backgrounded by many sequential short processes</text:span></text:p>
      <text:p text:style-name="P10"><text:span text:style-name="T2">HRRN</text:span><text:span text:style-name="T1"> - no, since processes most neglected have a higher response ratio</text:span></text:p>
      <text:p text:style-name="P10"><text:span text:style-name="T2">Feedback</text:span><text:span text:style-name="T1"> - possible, if a after a few executions, a large process is in a lower priority queue, and continually gets overshadowed by shorter proc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28T07:54:13</dc:date>
    <meta:generator>LibreOffice/3.6$Linux_X86_64 LibreOffice_project/360m1$Build-2</meta:generator>
    <meta:editing-duration>P0D</meta:editing-duration>
    <meta:editing-cycles>1</meta:editing-cycles>
    <meta:document-statistic meta:table-count="0" meta:image-count="0" meta:object-count="0" meta:page-count="5" meta:paragraph-count="142" meta:word-count="1522" meta:character-count="8966" meta:non-whitespace-character-count="7382"/>
  </office:meta>
</office:document-meta>
</file>